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1" calcext:value-type="float">
            <text:p>4251190001</text:p>
          </table:table-cell>
          <table:table-cell table:style-name="ce2" office:value-type="string" calcext:value-type="string">
            <text:p>Vũ Hoàng Ngọc Minh</text:p>
          </table:table-cell>
          <table:table-cell table:style-name="ce3" office:value-type="date" office:date-value="1996-08-18" calcext:value-type="date">
            <text:p>1996-8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01" calcext:value-type="float">
            <text:p>4251190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2" calcext:value-type="float">
            <text:p>4251190002</text:p>
          </table:table-cell>
          <table:table-cell table:style-name="ce2" office:value-type="string" calcext:value-type="string">
            <text:p>Lê Thiên Minh Hùng</text:p>
          </table:table-cell>
          <table:table-cell table:style-name="ce3" office:value-type="date" office:date-value="2001-01-01" calcext:value-type="date">
            <text:p>2001-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02" calcext:value-type="float">
            <text:p>42511900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3" calcext:value-type="float">
            <text:p>4251190003</text:p>
          </table:table-cell>
          <table:table-cell table:style-name="ce2" office:value-type="string" calcext:value-type="string">
            <text:p>Nguyễn Quan Huy</text:p>
          </table:table-cell>
          <table:table-cell table:style-name="ce3" office:value-type="date" office:date-value="2001-09-08" calcext:value-type="date">
            <text:p>2001-9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03" calcext:value-type="float">
            <text:p>42511900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4" calcext:value-type="float">
            <text:p>4251190004</text:p>
          </table:table-cell>
          <table:table-cell table:style-name="ce2" office:value-type="string" calcext:value-type="string">
            <text:p>Bùi Thanh Nhật</text:p>
          </table:table-cell>
          <table:table-cell table:style-name="ce3" office:value-type="date" office:date-value="2001-02-09" calcext:value-type="date">
            <text:p>2001-2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04" calcext:value-type="float">
            <text:p>42511900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5" calcext:value-type="float">
            <text:p>4251190005</text:p>
          </table:table-cell>
          <table:table-cell table:style-name="ce2" office:value-type="string" calcext:value-type="string">
            <text:p>Phạm Tài</text:p>
          </table:table-cell>
          <table:table-cell table:style-name="ce3" office:value-type="date" office:date-value="1997-12-10" calcext:value-type="date">
            <text:p>1997-12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190005" calcext:value-type="float">
            <text:p>42511900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6" calcext:value-type="float">
            <text:p>4251190006</text:p>
          </table:table-cell>
          <table:table-cell table:style-name="ce2" office:value-type="string" calcext:value-type="string">
            <text:p>Nguyễn Đỗ Thế An</text:p>
          </table:table-cell>
          <table:table-cell table:style-name="ce3" office:value-type="date" office:date-value="2001-11-02" calcext:value-type="date">
            <text:p>2001-11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06" calcext:value-type="float">
            <text:p>42511900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7" calcext:value-type="float">
            <text:p>4251190007</text:p>
          </table:table-cell>
          <table:table-cell table:style-name="ce2" office:value-type="string" calcext:value-type="string">
            <text:p>Trịnh Đình Bảo</text:p>
          </table:table-cell>
          <table:table-cell table:style-name="ce3" office:value-type="date" office:date-value="2001-10-15" calcext:value-type="date">
            <text:p>2001-10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190007" calcext:value-type="float">
            <text:p>42511900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8" calcext:value-type="float">
            <text:p>4251190008</text:p>
          </table:table-cell>
          <table:table-cell table:style-name="ce2" office:value-type="string" calcext:value-type="string">
            <text:p>Bùi Thanh Sự</text:p>
          </table:table-cell>
          <table:table-cell table:style-name="ce3" office:value-type="date" office:date-value="1999-04-12" calcext:value-type="date">
            <text:p>1999-4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08" calcext:value-type="float">
            <text:p>42511900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09" calcext:value-type="float">
            <text:p>4251190009</text:p>
          </table:table-cell>
          <table:table-cell table:style-name="ce2" office:value-type="string" calcext:value-type="string">
            <text:p>Trần Sĩ Hiền</text:p>
          </table:table-cell>
          <table:table-cell table:style-name="ce3" office:value-type="date" office:date-value="1998-11-20" calcext:value-type="date">
            <text:p>1998-11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09" calcext:value-type="float">
            <text:p>42511900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11" calcext:value-type="float">
            <text:p>4251190011</text:p>
          </table:table-cell>
          <table:table-cell table:style-name="ce2" office:value-type="string" calcext:value-type="string">
            <text:p>Lê Hồ Thu Ngân</text:p>
          </table:table-cell>
          <table:table-cell table:style-name="ce3" office:value-type="date" office:date-value="2001-12-19" calcext:value-type="date">
            <text:p>2001-12-19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11" calcext:value-type="float">
            <text:p>42511900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12" calcext:value-type="float">
            <text:p>4251190012</text:p>
          </table:table-cell>
          <table:table-cell table:style-name="ce2" office:value-type="string" calcext:value-type="string">
            <text:p>Nguyễn Minh Nhật</text:p>
          </table:table-cell>
          <table:table-cell table:style-name="ce3" office:value-type="date" office:date-value="2001-12-25" calcext:value-type="date">
            <text:p>2001-12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12" calcext:value-type="float">
            <text:p>42511900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13" calcext:value-type="float">
            <text:p>4251190013</text:p>
          </table:table-cell>
          <table:table-cell table:style-name="ce2" office:value-type="string" calcext:value-type="string">
            <text:p>Phan Nhật Tân</text:p>
          </table:table-cell>
          <table:table-cell table:style-name="ce3" office:value-type="date" office:date-value="2001-06-10" calcext:value-type="date">
            <text:p>2001-6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13" calcext:value-type="float">
            <text:p>42511900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190014" calcext:value-type="float">
            <text:p>4251190014</text:p>
          </table:table-cell>
          <table:table-cell table:style-name="ce2" office:value-type="string" calcext:value-type="string">
            <text:p>Lê Đức Thiên</text:p>
          </table:table-cell>
          <table:table-cell table:style-name="ce3" office:value-type="date" office:date-value="2001-11-12" calcext:value-type="date">
            <text:p>2001-11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2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190014" calcext:value-type="float">
            <text:p>42511900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29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" meta:object-count="0"/>
    <meta:generator>LibreOfficeDev/6.0.5.2$Linux_X86_64 LibreOffice_project/</meta:generator>
  </office:meta>
</office:document-meta>
</file>